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46B587F46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it" fo:country="IT" fo:font-weight="normal" officeooo:rsid="0019d661" officeooo:paragraph-rsid="0019d661"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fo:language="it" fo:country="IT" fo:font-weight="normal" officeooo:rsid="0019d661" officeooo:paragraph-rsid="0025a39b"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language="it" fo:country="IT" fo:font-weight="normal" officeooo:rsid="002ef9d2" officeooo:paragraph-rsid="0032402e"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language="it" fo:country="IT" fo:font-weight="normal" officeooo:rsid="003942e2" officeooo:paragraph-rsid="003942e2"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language="it" fo:country="IT" fo:font-weight="normal" officeooo:rsid="005e9b99" officeooo:paragraph-rsid="005e9b99" style:font-size-asian="16pt" style:font-weight-asian="normal" style:font-size-complex="16pt" style:font-weight-complex="normal"/>
    </style:style>
    <style:style style:name="P6" style:family="paragraph" style:parent-style-name="Standard">
      <style:paragraph-properties fo:text-align="end" style:justify-single-word="false"/>
      <style:text-properties fo:font-size="16pt" fo:language="it" fo:country="IT" officeooo:rsid="0019d661" officeooo:paragraph-rsid="0019d661" style:font-size-asian="16pt" style:font-size-complex="16pt"/>
    </style:style>
    <style:style style:name="P7" style:family="paragraph" style:parent-style-name="Standard">
      <style:paragraph-properties fo:text-align="start" style:justify-single-word="false"/>
      <style:text-properties fo:font-size="16pt" fo:language="it" fo:country="IT" fo:font-weight="bold" officeooo:rsid="0019d661" officeooo:paragraph-rsid="0025a39b"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language="it" fo:country="IT" fo:font-weight="bold" officeooo:rsid="0019d661" officeooo:paragraph-rsid="0019d66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language="it" fo:country="IT" fo:font-weight="bold" officeooo:rsid="001cef37" officeooo:paragraph-rsid="0025a39b"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language="it" fo:country="IT" fo:font-weight="bold" officeooo:rsid="001cef37" officeooo:paragraph-rsid="001cef37"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language="it" fo:country="IT" fo:font-weight="bold" officeooo:rsid="003942e2" officeooo:paragraph-rsid="003942e2"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language="it" fo:country="IT" fo:font-weight="bold" officeooo:rsid="0047a95f" officeooo:paragraph-rsid="0047a95f"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language="it" fo:country="IT" fo:font-weight="bold" officeooo:rsid="00795818" officeooo:paragraph-rsid="0079581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24pt" fo:language="it" fo:country="IT" fo:font-weight="bold" officeooo:rsid="0019d661" officeooo:paragraph-rsid="0019d661" style:font-size-asian="24pt" style:font-weight-asian="bold" style:font-size-complex="24pt" style:font-weight-complex="bold"/>
    </style:style>
    <style:style style:name="P15" style:family="paragraph" style:parent-style-name="Standard">
      <style:paragraph-properties fo:text-align="center" style:justify-single-word="false"/>
      <style:text-properties fo:font-size="24pt" fo:language="it" fo:country="IT" fo:font-weight="bold" officeooo:rsid="002ef9d2" officeooo:paragraph-rsid="002ef9d2"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24pt" fo:language="it" fo:country="IT" officeooo:rsid="0019d661" officeooo:paragraph-rsid="0019d661" style:font-size-asian="24pt" style:font-size-complex="24pt"/>
    </style:style>
    <style:style style:name="P17" style:family="paragraph" style:parent-style-name="Standard">
      <style:paragraph-properties fo:text-align="start" style:justify-single-word="false"/>
      <style:text-properties fo:font-size="14pt" fo:language="it" fo:country="IT" fo:font-weight="normal" officeooo:rsid="001cef37" officeooo:paragraph-rsid="0025a39b"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it" fo:country="IT" fo:font-weight="normal" officeooo:rsid="001cef37" officeooo:paragraph-rsid="00272a90"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it" fo:country="IT" fo:font-weight="normal" officeooo:rsid="001cef37" officeooo:paragraph-rsid="001cef37"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fo:font-weight="normal" officeooo:rsid="001cef37" officeooo:paragraph-rsid="00795818"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fo:font-weight="normal" officeooo:rsid="001f65ea" officeooo:paragraph-rsid="001f65e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fo:font-weight="normal" officeooo:rsid="001f65ea" officeooo:paragraph-rsid="006eecc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fo:font-weight="normal" officeooo:rsid="0019d661" officeooo:paragraph-rsid="0019d661"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fo:font-weight="normal" officeooo:rsid="0047a95f" officeooo:paragraph-rsid="0047a95f"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fo:font-weight="normal" officeooo:rsid="0047a95f" officeooo:paragraph-rsid="005bcca3"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fo:font-weight="normal" officeooo:rsid="00498542" officeooo:paragraph-rsid="00498542"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fo:font-weight="normal" officeooo:rsid="00498542" officeooo:paragraph-rsid="005a1afd"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fo:font-weight="normal" officeooo:rsid="00498542" officeooo:paragraph-rsid="005bcca3"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fo:font-weight="normal" officeooo:rsid="005a1afd" officeooo:paragraph-rsid="005a1afd"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fo:font-weight="normal" officeooo:rsid="001ecc59" officeooo:paragraph-rsid="0025a39b"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fo:font-weight="normal" officeooo:rsid="001cef37" officeooo:paragraph-rsid="001cef3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fo:font-weight="normal" officeooo:rsid="001cef37" officeooo:paragraph-rsid="0025a39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fo:font-weight="normal" officeooo:rsid="001cef37" officeooo:paragraph-rsid="00498542"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fo:font-weight="normal" officeooo:rsid="003eb177" officeooo:paragraph-rsid="003eb17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style:text-underline-style="none" fo:font-weight="normal" officeooo:rsid="00498542" officeooo:paragraph-rsid="0049854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style:text-underline-style="none" fo:font-weight="normal" officeooo:rsid="00498542" officeooo:paragraph-rsid="00593ca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it" fo:country="IT" style:text-underline-style="none" fo:font-weight="normal" officeooo:rsid="00498542" officeooo:paragraph-rsid="005a1af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it" fo:country="IT" style:text-underline-style="none" fo:font-weight="normal" officeooo:rsid="0052ea20" officeooo:paragraph-rsid="0052ea20"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593ca6" officeooo:paragraph-rsid="00593ca6"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it" fo:country="IT" style:text-underline-style="none" fo:font-weight="normal" officeooo:rsid="005bcca3" officeooo:paragraph-rsid="005bcca3"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language="it" fo:country="IT" style:text-underline-style="none" fo:font-weight="bold" officeooo:rsid="00498542" officeooo:paragraph-rsid="00498542"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language="it" fo:country="IT" fo:font-weight="bold" officeooo:rsid="00498542" officeooo:paragraph-rsid="00498542"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language="it" fo:country="IT" fo:font-weight="bold" officeooo:rsid="00593ca6" officeooo:paragraph-rsid="00593ca6"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it" fo:country="IT" fo:font-weight="bold" officeooo:rsid="00593ca6" officeooo:paragraph-rsid="005bcca3" style:font-size-asian="14pt" style:font-weight-asian="bold" style:font-size-complex="14pt" style:font-weight-complex="bold"/>
    </style:style>
    <style:style style:name="P45" style:family="paragraph" style:parent-style-name="Standard">
      <style:paragraph-properties fo:text-align="center" style:justify-single-word="false"/>
      <style:text-properties fo:language="it" fo:country="IT" officeooo:rsid="0019d661" officeooo:paragraph-rsid="0019d661"/>
    </style:style>
    <style:style style:name="P46" style:family="paragraph" style:parent-style-name="Standard" style:list-style-name="L1">
      <style:paragraph-properties fo:text-align="start" style:justify-single-word="false"/>
      <style:text-properties fo:font-size="16pt" fo:language="it" fo:country="IT" fo:font-weight="normal" officeooo:rsid="003942e2" officeooo:paragraph-rsid="003942e2" style:font-size-asian="16pt" style:font-weight-asian="normal" style:font-size-complex="16pt" style:font-weight-complex="normal"/>
    </style:style>
    <style:style style:name="P47" style:family="paragraph" style:parent-style-name="Standard" style:list-style-name="L1">
      <style:paragraph-properties fo:text-align="start" style:justify-single-word="false"/>
      <style:text-properties fo:font-size="16pt" fo:language="it" fo:country="IT" fo:font-weight="bold" officeooo:rsid="003942e2" officeooo:paragraph-rsid="003942e2" style:font-size-asian="16pt" style:font-weight-asian="bold" style:font-size-complex="16pt" style:font-weight-complex="bold"/>
    </style:style>
    <style:style style:name="P48" style:family="paragraph" style:parent-style-name="Standard" style:list-style-name="L2">
      <style:paragraph-properties fo:text-align="start" style:justify-single-word="false"/>
      <style:text-properties fo:font-size="14pt" fo:language="it" fo:country="IT" fo:font-weight="normal" officeooo:rsid="0034ea14" officeooo:paragraph-rsid="0068a8a7" style:font-size-asian="14pt" style:font-weight-asian="normal" style:font-size-complex="14pt" style:font-weight-complex="normal"/>
    </style:style>
    <style:style style:name="P49" style:family="paragraph" style:parent-style-name="Standard" style:list-style-name="L2">
      <style:paragraph-properties fo:text-align="start" style:justify-single-word="false"/>
      <style:text-properties fo:font-size="14pt" fo:language="it" fo:country="IT" fo:font-weight="normal" officeooo:rsid="0034ea14" officeooo:paragraph-rsid="003942e2" style:font-size-asian="14pt" style:font-weight-asian="normal" style:font-size-complex="14pt" style:font-weight-complex="normal"/>
    </style:style>
    <style:style style:name="P50" style:family="paragraph" style:parent-style-name="Standard" style:list-style-name="L2">
      <style:paragraph-properties fo:text-align="start" style:justify-single-word="false"/>
      <style:text-properties fo:font-size="14pt" fo:language="it" fo:country="IT" fo:font-weight="normal" officeooo:rsid="0034ea14" officeooo:paragraph-rsid="0034ea14" style:font-size-asian="14pt" style:font-weight-asian="normal" style:font-size-complex="14pt" style:font-weight-complex="normal"/>
    </style:style>
    <style:style style:name="P51" style:family="paragraph" style:parent-style-name="Standard" style:list-style-name="L2">
      <style:paragraph-properties fo:text-align="start" style:justify-single-word="false"/>
      <style:text-properties fo:font-size="14pt" fo:language="it" fo:country="IT" fo:font-weight="normal" officeooo:rsid="0050b928" officeooo:paragraph-rsid="0050b928" style:font-size-asian="14pt" style:font-weight-asian="normal" style:font-size-complex="14pt" style:font-weight-complex="normal"/>
    </style:style>
    <style:style style:name="P52" style:family="paragraph" style:parent-style-name="Standard" style:list-style-name="L4">
      <style:paragraph-properties fo:text-align="start" style:justify-single-word="false"/>
      <style:text-properties fo:font-size="14pt" fo:language="it" fo:country="IT" fo:font-weight="normal" officeooo:rsid="0050b928" officeooo:paragraph-rsid="006eecc1" style:font-size-asian="14pt" style:font-weight-asian="normal" style:font-size-complex="14pt" style:font-weight-complex="normal"/>
    </style:style>
    <style:style style:name="P53" style:family="paragraph" style:parent-style-name="Standard" style:list-style-name="L3">
      <style:paragraph-properties fo:text-align="start" style:justify-single-word="false"/>
      <style:text-properties fo:font-size="14pt" fo:language="it" fo:country="IT" fo:font-weight="normal" officeooo:rsid="001cef37" officeooo:paragraph-rsid="001cef37" style:font-size-asian="14pt" style:font-weight-asian="normal" style:font-size-complex="14pt" style:font-weight-complex="normal"/>
    </style:style>
    <style:style style:name="P54" style:family="paragraph" style:parent-style-name="Standard" style:list-style-name="L3">
      <style:paragraph-properties fo:text-align="start" style:justify-single-word="false"/>
      <style:text-properties fo:font-size="14pt" fo:language="it" fo:country="IT" fo:font-weight="normal" officeooo:rsid="001cef37" officeooo:paragraph-rsid="00795818" style:font-size-asian="14pt" style:font-weight-asian="normal" style:font-size-complex="14pt" style:font-weight-complex="normal"/>
    </style:style>
    <style:style style:name="P55" style:family="paragraph" style:parent-style-name="Standard" style:list-style-name="L3">
      <style:paragraph-properties fo:text-align="start" style:justify-single-word="false"/>
      <style:text-properties fo:font-size="14pt" fo:language="it" fo:country="IT" fo:font-weight="normal" officeooo:rsid="0066adc9" officeooo:paragraph-rsid="0066adc9" style:font-size-asian="14pt" style:font-weight-asian="normal" style:font-size-complex="14pt" style:font-weight-complex="normal"/>
    </style:style>
    <style:style style:name="P56" style:family="paragraph" style:parent-style-name="Standard" style:list-style-name="L3">
      <style:paragraph-properties fo:text-align="start" style:justify-single-word="false"/>
      <style:text-properties fo:font-size="14pt" fo:language="it" fo:country="IT" fo:font-weight="normal" officeooo:rsid="0066adc9" officeooo:paragraph-rsid="00795818" style:font-size-asian="14pt" style:font-weight-asian="normal" style:font-size-complex="14pt" style:font-weight-complex="normal"/>
    </style:style>
    <style:style style:name="P57" style:family="paragraph" style:parent-style-name="Standard" style:list-style-name="L3">
      <style:paragraph-properties fo:text-align="start" style:justify-single-word="false"/>
      <style:text-properties fo:font-size="14pt" fo:language="it" fo:country="IT" fo:font-weight="normal" officeooo:rsid="0068a8a7" officeooo:paragraph-rsid="0068a8a7" style:font-size-asian="14pt" style:font-weight-asian="normal" style:font-size-complex="14pt" style:font-weight-complex="normal"/>
    </style:style>
    <style:style style:name="P58" style:family="paragraph" style:parent-style-name="Standard" style:list-style-name="L3">
      <style:paragraph-properties fo:text-align="start" style:justify-single-word="false"/>
      <style:text-properties fo:font-size="14pt" fo:language="it" fo:country="IT" fo:font-weight="normal" officeooo:rsid="0068a8a7" officeooo:paragraph-rsid="00795818" style:font-size-asian="14pt" style:font-weight-asian="normal" style:font-size-complex="14pt" style:font-weight-complex="normal"/>
    </style:style>
    <style:style style:name="P59" style:family="paragraph" style:parent-style-name="Standard" style:list-style-name="L4">
      <style:paragraph-properties fo:text-align="start" style:justify-single-word="false"/>
      <style:text-properties fo:font-size="14pt" fo:language="it" fo:country="IT" fo:font-weight="normal" officeooo:rsid="006eecc1" officeooo:paragraph-rsid="006eecc1" style:font-size-asian="14pt" style:font-weight-asian="normal" style:font-size-complex="14pt" style:font-weight-complex="normal"/>
    </style:style>
    <style:style style:name="P60" style:family="paragraph" style:parent-style-name="Standard" style:list-style-name="L5">
      <style:paragraph-properties fo:text-align="start" style:justify-single-word="false"/>
      <style:text-properties fo:font-size="14pt" fo:language="it" fo:country="IT" fo:font-weight="normal" officeooo:rsid="00272a90" officeooo:paragraph-rsid="00454a27" style:font-size-asian="14pt" style:font-weight-asian="normal" style:font-size-complex="14pt" style:font-weight-complex="normal"/>
    </style:style>
    <style:style style:name="P61" style:family="paragraph" style:parent-style-name="Standard" style:list-style-name="L6">
      <style:paragraph-properties fo:text-align="start" style:justify-single-word="false"/>
      <style:text-properties fo:font-size="14pt" fo:language="it" fo:country="IT" fo:font-weight="normal" officeooo:rsid="00272a90" officeooo:paragraph-rsid="00272a90" style:font-size-asian="14pt" style:font-weight-asian="normal" style:font-size-complex="14pt" style:font-weight-complex="normal"/>
    </style:style>
    <style:style style:name="P62" style:family="paragraph" style:parent-style-name="Standard" style:list-style-name="L5">
      <style:paragraph-properties fo:text-align="start" style:justify-single-word="false"/>
      <style:text-properties fo:font-size="14pt" fo:language="it" fo:country="IT" fo:font-weight="normal" officeooo:rsid="0045583f" officeooo:paragraph-rsid="0045583f" style:font-size-asian="14pt" style:font-weight-asian="normal" style:font-size-complex="14pt" style:font-weight-complex="normal"/>
    </style:style>
    <style:style style:name="P63" style:family="paragraph" style:parent-style-name="Standard" style:list-style-name="L5">
      <style:paragraph-properties fo:text-align="start" style:justify-single-word="false"/>
      <style:text-properties fo:font-size="14pt" fo:language="it" fo:country="IT" fo:font-weight="normal" officeooo:rsid="0047a95f" officeooo:paragraph-rsid="0047a95f" style:font-size-asian="14pt" style:font-weight-asian="normal" style:font-size-complex="14pt" style:font-weight-complex="normal"/>
    </style:style>
    <style:style style:name="P64" style:family="paragraph" style:parent-style-name="Standard" style:list-style-name="L5">
      <style:paragraph-properties fo:text-align="start" style:justify-single-word="false"/>
      <style:text-properties fo:font-size="14pt" fo:language="it" fo:country="IT" fo:font-weight="normal" officeooo:rsid="002d36a7" officeooo:paragraph-rsid="002d36a7" style:font-size-asian="14pt" style:font-weight-asian="normal" style:font-size-complex="14pt" style:font-weight-complex="normal"/>
    </style:style>
    <style:style style:name="P65" style:family="paragraph" style:parent-style-name="Standard" style:list-style-name="L5">
      <style:paragraph-properties fo:text-align="start" style:justify-single-word="false"/>
      <style:text-properties fo:font-size="14pt" fo:language="it" fo:country="IT" fo:font-weight="normal" officeooo:rsid="00454a27" officeooo:paragraph-rsid="00454a27" style:font-size-asian="14pt" style:font-weight-asian="normal" style:font-size-complex="14pt" style:font-weight-complex="normal"/>
    </style:style>
    <style:style style:name="P66" style:family="paragraph" style:parent-style-name="Standard" style:list-style-name="L6">
      <style:paragraph-properties fo:text-align="start" style:justify-single-word="false"/>
      <style:text-properties fo:font-size="14pt" fo:language="it" fo:country="IT" fo:font-weight="normal" officeooo:rsid="003eb177" officeooo:paragraph-rsid="003eb177" style:font-size-asian="14pt" style:font-weight-asian="normal" style:font-size-complex="14pt" style:font-weight-complex="normal"/>
    </style:style>
    <style:style style:name="P67" style:family="paragraph" style:parent-style-name="Standard" style:list-style-name="L6">
      <style:paragraph-properties fo:text-align="start" style:justify-single-word="false"/>
      <style:text-properties fo:font-size="14pt" fo:language="it" fo:country="IT" fo:font-weight="normal" officeooo:rsid="003db7ab" officeooo:paragraph-rsid="003db7ab" style:font-size-asian="14pt" style:font-weight-asian="normal" style:font-size-complex="14pt" style:font-weight-complex="normal"/>
    </style:style>
    <style:style style:name="P68" style:family="paragraph" style:parent-style-name="Standard" style:list-style-name="L6">
      <style:paragraph-properties fo:text-align="start" style:justify-single-word="false"/>
      <style:text-properties fo:font-size="14pt" fo:language="it" fo:country="IT" fo:font-weight="normal" officeooo:rsid="00777bb0" officeooo:paragraph-rsid="00777bb0" style:font-size-asian="14pt" style:font-weight-asian="normal" style:font-size-complex="14pt" style:font-weight-complex="normal"/>
    </style:style>
    <style:style style:name="P69" style:family="paragraph" style:parent-style-name="Standard" style:list-style-name="L4">
      <style:paragraph-properties fo:text-align="start" style:justify-single-word="false"/>
      <style:text-properties fo:font-size="14pt" fo:language="it" fo:country="IT" fo:font-weight="normal" officeooo:rsid="00529cd3" officeooo:paragraph-rsid="006eecc1" style:font-size-asian="14pt" style:font-weight-asian="normal" style:font-size-complex="14pt" style:font-weight-complex="normal"/>
    </style:style>
    <style:style style:name="P70" style:family="paragraph" style:parent-style-name="Standard" style:list-style-name="L7">
      <style:paragraph-properties fo:text-align="start" style:justify-single-word="false"/>
      <style:text-properties fo:font-size="14pt" fo:language="it" fo:country="IT" fo:font-weight="normal" officeooo:rsid="003eb177" officeooo:paragraph-rsid="003eb177" style:font-size-asian="12.25pt" style:font-weight-asian="normal" style:font-size-complex="14pt" style:font-weight-complex="normal"/>
    </style:style>
    <style:style style:name="P71" style:family="paragraph" style:parent-style-name="Standard" style:list-style-name="L5">
      <style:paragraph-properties fo:text-align="start" style:justify-single-word="false"/>
      <style:text-properties officeooo:rsid="0045583f" officeooo:paragraph-rsid="00761068"/>
    </style:style>
    <style:style style:name="T1" style:family="text">
      <style:text-properties officeooo:rsid="0025a39b"/>
    </style:style>
    <style:style style:name="T2" style:family="text">
      <style:text-properties officeooo:rsid="00272a90"/>
    </style:style>
    <style:style style:name="T3" style:family="text">
      <style:text-properties officeooo:rsid="00296960"/>
    </style:style>
    <style:style style:name="T4" style:family="text">
      <style:text-properties officeooo:rsid="002ef9d2"/>
    </style:style>
    <style:style style:name="T5" style:family="text">
      <style:text-properties officeooo:rsid="00308090"/>
    </style:style>
    <style:style style:name="T6" style:family="text">
      <style:text-properties officeooo:rsid="0034ea14"/>
    </style:style>
    <style:style style:name="T7" style:family="text">
      <style:text-properties officeooo:rsid="003548bb"/>
    </style:style>
    <style:style style:name="T8" style:family="text">
      <style:text-properties fo:font-size="14pt" fo:language="it" fo:country="IT" fo:font-weight="normal" style:font-size-asian="14pt" style:font-weight-asian="normal" style:font-size-complex="14pt" style:font-weight-complex="normal"/>
    </style:style>
    <style:style style:name="T9" style:family="text">
      <style:text-properties fo:font-size="14pt" fo:language="it" fo:country="IT" fo:font-weight="normal" officeooo:rsid="00272a90" style:font-size-asian="14pt" style:font-weight-asian="normal" style:font-size-complex="14pt" style:font-weight-complex="normal"/>
    </style:style>
    <style:style style:name="T10" style:family="text">
      <style:text-properties fo:font-size="14pt" fo:language="it" fo:country="IT" fo:font-weight="normal" officeooo:rsid="003d1631" style:font-size-asian="14pt" style:font-weight-asian="normal" style:font-size-complex="14pt" style:font-weight-complex="normal"/>
    </style:style>
    <style:style style:name="T11" style:family="text">
      <style:text-properties fo:font-size="14pt" fo:language="it" fo:country="IT" fo:font-weight="normal" officeooo:rsid="003eb177" style:font-size-asian="14pt" style:font-weight-asian="normal" style:font-size-complex="14pt" style:font-weight-complex="normal"/>
    </style:style>
    <style:style style:name="T12" style:family="text">
      <style:text-properties fo:font-size="14pt" fo:language="it" fo:country="IT" fo:font-weight="normal" officeooo:rsid="00761068" style:font-size-asian="14pt" style:font-weight-asian="normal" style:font-size-complex="14pt" style:font-weight-complex="normal"/>
    </style:style>
    <style:style style:name="T13" style:family="text">
      <style:text-properties officeooo:rsid="003942e2"/>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7a95f" style:font-weight-asian="normal" style:font-weight-complex="normal"/>
    </style:style>
    <style:style style:name="T17" style:family="text">
      <style:text-properties fo:font-weight="normal" officeooo:rsid="004d8ec2" style:font-weight-asian="normal" style:font-weight-complex="normal"/>
    </style:style>
    <style:style style:name="T18" style:family="text">
      <style:text-properties fo:font-weight="normal" officeooo:rsid="00593ca6" style:font-weight-asian="normal" style:font-weight-complex="normal"/>
    </style:style>
    <style:style style:name="T19" style:family="text">
      <style:text-properties fo:font-weight="normal" officeooo:rsid="006b85e1" style:font-weight-asian="normal" style:font-weight-complex="normal"/>
    </style:style>
    <style:style style:name="T20" style:family="text">
      <style:text-properties officeooo:rsid="003d1631"/>
    </style:style>
    <style:style style:name="T21" style:family="text">
      <style:text-properties officeooo:rsid="003eb177"/>
    </style:style>
    <style:style style:name="T22" style:family="text">
      <style:text-properties officeooo:rsid="00454a27"/>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593ca6" style:font-weight-asian="normal" style:font-weight-complex="normal"/>
    </style:style>
    <style:style style:name="T25" style:family="text">
      <style:text-properties style:text-underline-style="solid" style:text-underline-width="auto" style:text-underline-color="font-color" officeooo:rsid="00593ca6"/>
    </style:style>
    <style:style style:name="T26" style:family="text">
      <style:text-properties style:text-underline-style="solid" style:text-underline-width="auto" style:text-underline-color="font-color" officeooo:rsid="005a1afd"/>
    </style:style>
    <style:style style:name="T27" style:family="text">
      <style:text-properties style:text-underline-style="none"/>
    </style:style>
    <style:style style:name="T28" style:family="text">
      <style:text-properties style:text-underline-style="none" officeooo:rsid="0049854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47a95f" style:font-weight-asian="normal" style:font-weight-complex="normal"/>
    </style:style>
    <style:style style:name="T31" style:family="text">
      <style:text-properties style:text-underline-style="none" fo:font-weight="normal" officeooo:rsid="00593ca6" style:font-weight-asian="normal" style:font-weight-complex="normal"/>
    </style:style>
    <style:style style:name="T32" style:family="text">
      <style:text-properties style:text-underline-style="none" fo:font-weight="normal" officeooo:rsid="00498542" style:font-weight-asian="normal" style:font-weight-complex="normal"/>
    </style:style>
    <style:style style:name="T33" style:family="text">
      <style:text-properties style:text-underline-style="none" fo:font-weight="normal" officeooo:rsid="005bcca3" style:font-weight-asian="normal" style:font-weight-complex="normal"/>
    </style:style>
    <style:style style:name="T34" style:family="text">
      <style:text-properties style:text-underline-style="none" officeooo:rsid="00593ca6"/>
    </style:style>
    <style:style style:name="T35" style:family="text">
      <style:text-properties style:text-underline-style="none" officeooo:rsid="005a1afd"/>
    </style:style>
    <style:style style:name="T36" style:family="text">
      <style:text-properties style:text-underline-style="none" officeooo:rsid="005bcca3"/>
    </style:style>
    <style:style style:name="T37" style:family="text">
      <style:text-properties style:text-underline-style="none" officeooo:rsid="007cc5df"/>
    </style:style>
    <style:style style:name="T38" style:family="text">
      <style:text-properties officeooo:rsid="004ae32b"/>
    </style:style>
    <style:style style:name="T39" style:family="text">
      <style:text-properties officeooo:rsid="004c3207"/>
    </style:style>
    <style:style style:name="T40" style:family="text">
      <style:text-properties officeooo:rsid="004d8ec2"/>
    </style:style>
    <style:style style:name="T41" style:family="text">
      <style:text-properties officeooo:rsid="0050b928"/>
    </style:style>
    <style:style style:name="T42" style:family="text">
      <style:text-properties officeooo:rsid="00529cd3"/>
    </style:style>
    <style:style style:name="T43" style:family="text">
      <style:text-properties officeooo:rsid="0052ea20"/>
    </style:style>
    <style:style style:name="T44" style:family="text">
      <style:text-properties officeooo:rsid="005ec885"/>
    </style:style>
    <style:style style:name="T45" style:family="text">
      <style:text-properties officeooo:rsid="006b85e1"/>
    </style:style>
    <style:style style:name="T46" style:family="text">
      <style:text-properties officeooo:rsid="006ca941"/>
    </style:style>
    <style:style style:name="T47" style:family="text">
      <style:text-properties officeooo:rsid="006dffb1"/>
    </style:style>
    <style:style style:name="T48" style:family="text">
      <style:text-properties officeooo:rsid="006eecc1"/>
    </style:style>
    <style:style style:name="T49" style:family="text">
      <style:text-properties officeooo:rsid="00738f8a"/>
    </style:style>
    <style:style style:name="T50" style:family="text">
      <style:text-properties officeooo:rsid="00761068"/>
    </style:style>
    <style:style style:name="T51" style:family="text">
      <style:text-properties officeooo:rsid="007958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Progetto Programmazione Java</text:p>
      <text:p text:style-name="P14"/>
      <text:p text:style-name="P15">Servizio di messaggistica istantanea</text:p>
      <text:p text:style-name="P14"/>
      <text:p text:style-name="P16">A.A. 2015-2016</text:p>
      <text:p text:style-name="P16"/>
      <text:p text:style-name="P16"/>
      <text:p text:style-name="P16"/>
      <text:p text:style-name="P14">Analisi</text:p>
      <text:p text:style-name="P45"/>
      <text:p text:style-name="P6"/>
      <text:p text:style-name="P6"/>
      <text:p text:style-name="P6"/>
      <text:p text:style-name="P6"/>
      <text:p text:style-name="P6"/>
      <text:p text:style-name="P6"/>
      <text:p text:style-name="P6"/>
      <text:p text:style-name="P6"/>
      <text:p text:style-name="P6"/>
      <text:p text:style-name="P6">Rambod Rahmani</text:p>
      <text:p text:style-name="P11"><text:soft-page-break/>Servizio di Messaggistica Istantanea</text:p>
      <text:p text:style-name="P1"/>
      <text:p text:style-name="P4">Il progetto consiste nella realizzazione di un applicativo che permetta lo scambio di messaggi di testo.</text:p>
      <text:p text:style-name="P4"/>
      <text:p text:style-name="P4">Il progetto è composto da:</text:p>
      <text:list xml:id="list7929623998159412418" text:style-name="L1">
        <text:list-item>
          <text:p text:style-name="P46"><text:span text:style-name="T14">Server di Log</text:span>: che si occupa di ricevere i logs, <text:span text:style-name="T39">relativi alla navigazione nell’interfaccia utente</text:span>, <text:span text:style-name="T39">dai </text:span>Clients. <text:span text:style-name="T40">Il Server di Log valida il singolo log XML ricevuto dal Client e lo salva in un file di testo (file di log aperto);</text:span></text:p>
        </text:list-item>
        <text:list-item>
          <text:p text:style-name="P47">Client:<text:span text:style-name="T15"> Il client è la parte del progetto che permett</text:span><text:span text:style-name="T19">e</text:span><text:span text:style-name="T15"> lo scambio di messaggi di testo. </text:span><text:span text:style-name="T17">Dotato di interfaccia grafica, permette di visualizzare i Contatti connessi, aprire nuove finestre di conversazione e accedere al diagramma a torta UML.</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Server <text:span text:style-name="T4">di Log</text:span></text:p>
      <text:p text:style-name="P8"/>
      <text:p text:style-name="P3">Il Server <text:span text:style-name="T5">di Log non ha interfaccia grafica. Si occupa di ricevere e conservare, su file di testo locale, i vari logs XML dai Clients connessi.</text:span></text:p>
      <text:p text:style-name="P1"/>
      <text:p text:style-name="P1"/>
      <text:p text:style-name="P8">Vista Dinamica</text:p>
      <text:list xml:id="list6202937044665916316" text:style-name="L2">
        <text:list-item>
          <text:p text:style-name="P48">All'<text:span text:style-name="T13">avvio, il</text:span> Server di Log <text:span text:style-name="T13">carica da file di configurazione locale i parametri presenti. </text:span></text:p>
        </text:list-item>
        <text:list-item>
          <text:p text:style-name="P49"><text:span text:style-name="T7">Una volta avviato il Server, </text:span>l'applicativo r<text:span text:style-name="T13">imane</text:span> in attesa di connessioni da parte dei vari Clients;</text:p>
        </text:list-item>
        <text:list-item>
          <text:p text:style-name="P50"><text:span text:style-name="T41">Valida i singoli logs XML </text:span>quando ricevuti dai Clients;</text:p>
        </text:list-item>
        <text:list-item>
          <text:p text:style-name="P51">Appende su file di testo locale (file di log aperto) i singoli XML validati;</text:p>
        </text:list-item>
        <text:list-item>
          <text:p text:style-name="P50">Alla chiusura, disconnette i vari Clients connessi e termina.</text:p>
        </text:list-item>
      </text:list>
      <text:p text:style-name="P1"/>
      <text:p text:style-name="P1"/>
      <text:p text:style-name="P10"><text:bookmark-start text:name="__DdeLink__824_1976857773"/>File di Configurazione Locale in XML</text:p>
      <text:p text:style-name="P19">All'avvio del sistema, il Server carica dal file di configurazione locale:</text:p>
      <text:list xml:id="list9201131924113142570" text:style-name="L3">
        <text:list-item>
          <text:p text:style-name="P53"><text:span text:style-name="T6">La</text:span> porta <text:span text:style-name="T6">da utilizzare </text:span>per avviare il Server;</text:p>
        </text:list-item>
        <text:list-item>
          <text:p text:style-name="P55">La locazione del file di Log locale;</text:p>
        </text:list-item>
        <text:list-item>
          <text:p text:style-name="P57">La locazione del file XSD da utilizzare per validare i singoli log.<text:bookmark-end text:name="__DdeLink__824_1976857773"/></text:p>
        </text:list-item>
      </text:list>
      <text:p text:style-name="P31"/>
      <text:p text:style-name="P31"/>
      <text:p text:style-name="P13">Messaggio di Log</text:p>
      <text:p text:style-name="P20"><text:span text:style-name="T51">Ogni messaggio di Log contiene</text:span>:</text:p>
      <text:list xml:id="list110720701033248" text:continue-numbering="true" text:style-name="L3">
        <text:list-item>
          <text:p text:style-name="P54"><text:span text:style-name="T51">L'indirizzo email del Contatto che lo ha inviato</text:span>;</text:p>
        </text:list-item>
        <text:list-item>
          <text:p text:style-name="P56"><text:span text:style-name="T51">Il tipo di evento</text:span>;</text:p>
        </text:list-item>
        <text:list-item>
          <text:p text:style-name="P58"><text:span text:style-name="T51">Data e ora dell'invio da parte del Contatto</text:span>.</text:p>
        </text:list-item>
      </text:list>
      <text:p text:style-name="P31"/>
      <text:p text:style-name="P31"/>
      <text:p text:style-name="P10">File di Log <text:span text:style-name="T41">di Testo</text:span></text:p>
      <text:p text:style-name="P21">Il Sistema <text:span text:style-name="T42">riceve e registra</text:span> <text:span text:style-name="T41">un </text:span>log per i seguenti eventi:</text:p>
      <text:list xml:id="list8191046146656338530" text:style-name="L4">
        <text:list-item>
          <text:p text:style-name="P59">Eventi relativi all’utilizzo dell’interfaccia grafica ricevuti dal Client.</text:p>
        </text:list-item>
      </text:list>
      <text:p text:style-name="P23"><draw:frame draw:style-name="fr1" draw:name="Image1" text:anchor-type="paragraph" svg:width="6.9252in" svg:height="9.7898in" draw:z-index="0"><draw:image xlink:href="Pictures/10000201000003200000046B587F4634.png" xlink:type="simple" xlink:show="embed" xlink:actuate="onLoad"/></draw:frame><text:soft-page-break/></text:p>
      <text:p text:style-name="P7"><text:soft-page-break/>Client</text:p>
      <text:p text:style-name="P1"/>
      <text:p text:style-name="P5">Il Client ha interfaccia grafica. Permette all’utente di visualizzare i Contatti connessi, aprire nuove conversazioni con questi, inviare e ricevere messaggi <text:span text:style-name="T44">ed</text:span> accedere al diagramma a Torta nella finestra Statistiche.</text:p>
      <text:p text:style-name="P1"/>
      <text:p text:style-name="P1"/>
      <text:p text:style-name="P7">Vista Dinamica</text:p>
      <text:list xml:id="list2415684109154150405" text:style-name="L5">
        <text:list-item>
          <text:p text:style-name="P60">All'avvio dell'applicativo, il Client legge dal file di configurazione <text:span text:style-name="T20">locale i parametri presenti.</text:span></text:p>
        </text:list-item>
        <text:list-item>
          <text:p text:style-name="P71"><text:span text:style-name="T9">Quando l'utente preme il pulsante “</text:span><text:span text:style-name="T10">Connetti</text:span><text:span text:style-name="T9">”, il Client </text:span><text:span text:style-name="T8">si connette al Server di Log </text:span><text:span text:style-name="T12">e </text:span><text:span text:style-name="T9">si </text:span><text:span text:style-name="T11">registra nella Base di Dati con l'email inserita;</text:span></text:p>
        </text:list-item>
        <text:list-item>
          <text:p text:style-name="P62">Il Client legge da Base di Dati i Contatti connessi e li carica nella Tabella “Contatti”;</text:p>
        </text:list-item>
        <text:list-item>
          <text:p text:style-name="P62">Il Client attende le connessioni da parte dei vari Contatti;</text:p>
        </text:list-item>
        <text:list-item>
          <text:p text:style-name="P63">A intervalli di tempo determinati, il Client aggiorna la lista Contatti connessi;</text:p>
        </text:list-item>
        <text:list-item>
          <text:p text:style-name="P64">Lo stato di connessione viene aggiornato impostando il testo della <text:span text:style-name="T20">Stringa “Stato” che si trova sotto la lista dei Contatti;</text:span></text:p>
        </text:list-item>
        <text:list-item>
          <text:p text:style-name="P65">L'utente può aprire una nuova finestra di conversazione con un Contatto facendo doppio Click sul nome del contatto nella lista Contatti;</text:p>
        </text:list-item>
        <text:list-item>
          <text:p text:style-name="P65">La finestra di conversazione aperta permette lo scambio di messaggi con il Contatto selezionato;</text:p>
        </text:list-item>
        <text:list-item>
          <text:p text:style-name="P62">L'utente può utilizzare il menu “Strumenti” per accedere alla finestra “Statistiche”;</text:p>
        </text:list-item>
        <text:list-item>
          <text:p text:style-name="P62">La finestra statistiche contiene un diagramma a torta che rappresenta le ore di attività dei 5 Contatti più connessi.</text:p>
        </text:list-item>
        <text:list-item>
          <text:p text:style-name="P63">Alla chiusura del Client, <text:span text:style-name="T50">il Contatto </text:span>viene rimosso dalla Base di Dati, si disconnette dal Server di Log e termina.</text:p>
        </text:list-item>
      </text:list>
      <text:p text:style-name="P2"/>
      <text:p text:style-name="P2"/>
      <text:p text:style-name="P9">File di Configurazione Locale in XML</text:p>
      <text:p text:style-name="P17">All'avvio del sistema, il <text:span text:style-name="T1">Client</text:span> carica dal file di configurazione locale:</text:p>
      <text:list xml:id="list4629308198807525538" text:style-name="L6">
        <text:list-item>
          <text:p text:style-name="P66">Indirizzo e porta del Server di Log a cui connettersi;</text:p>
        </text:list-item>
        <text:list-item>
          <text:p text:style-name="P67">La porta su cui avviare il <text:span text:style-name="T49">Client</text:span>;</text:p>
        </text:list-item>
        <text:list-item>
          <text:p text:style-name="P68">L'indirizzo, la porta, il nome utente e la password da utilizzare per accedere al Database.</text:p>
        </text:list-item>
        <text:list-item>
          <text:p text:style-name="P61">Il numero di <text:span text:style-name="T42">ultimi </text:span>messaggi <text:span text:style-name="T42">di ciascuna conversazioni</text:span> da salvare in Cache.</text:p>
        </text:list-item>
      </text:list>
      <text:p text:style-name="P17"/>
      <text:p text:style-name="P17"/>
      <text:p text:style-name="P9">Cache Locale</text:p>
      <text:p text:style-name="P18"><text:soft-page-break/>Alla chiusura <text:span text:style-name="T2">di una finestra di conversazione con un Contatto,</text:span> il Sistema salva su file binario gli ultimi N <text:span text:style-name="T2">messaggi scambiati</text:span>. All'avvio <text:span text:style-name="T22">della successiva conversazione con il Contatto</text:span>, carica dal suddetto file gli ultimi N <text:span text:style-name="T2">messaggi.</text:span></text:p>
      <text:p text:style-name="P17"/>
      <text:p text:style-name="P17"/>
      <text:p text:style-name="P9">Base di Dati</text:p>
      <text:p text:style-name="P30">Il Sistema archivia <text:span text:style-name="T21">le seguenti informazioni </text:span>su base di dat<text:span text:style-name="T3">i:</text:span></text:p>
      <text:list xml:id="list4265964780377288012" text:style-name="L7">
        <text:list-item>
          <text:p text:style-name="P70">Connessione e disconnessione dei vari Clients (email, <text:span text:style-name="T22">indirizzo IP,</text:span> data e ora);</text:p>
        </text:list-item>
        <text:list-item>
          <text:p text:style-name="P70">I messaggi inviati dai vari Clients (mittente, destinatario, messggio, data e ora).</text:p>
        </text:list-item>
      </text:list>
      <text:p text:style-name="P34"/>
      <text:p text:style-name="P34"/>
      <text:p text:style-name="P12">Struttura <text:span text:style-name="T38">Tabelle</text:span> Base di Dati</text:p>
      <text:p text:style-name="P42">Contatti</text:p>
      <text:p text:style-name="P26">--</text:p>
      <text:p text:style-name="P42"><text:span text:style-name="T18">contatti</text:span><text:span text:style-name="T16"> (</text:span><text:span text:style-name="T24">email</text:span><text:span text:style-name="T30">, </text:span><text:span text:style-name="T31">indirizzo_ip, </text:span><text:span text:style-name="T33">data</text:span><text:span text:style-name="T30">)</text:span></text:p>
      <text:p text:style-name="P44"><text:span text:style-name="T23">email</text:span><text:span text:style-name="T29">: VARCHAR(45), </text:span><text:span text:style-name="T33">PRIMARY KEY,</text:span></text:p>
      <text:p text:style-name="P39">indirizzo_ip: VARCHAR(45),</text:p>
      <text:p text:style-name="P40">data: TIMESTAMP</text:p>
      <text:p text:style-name="P39">--</text:p>
      <text:p text:style-name="P43"><text:span text:style-name="T32">La tabella </text:span><text:span text:style-name="T29">C</text:span><text:span text:style-name="T32">ontatti contiene gli indirizzi Email dei vari Clients connessi e l'indirizzo IP a questi associato.</text:span></text:p>
      <text:p text:style-name="P43"><text:span text:style-name="T29">Ogni contatto è caratterizzato da un indirizzo Email, da un indirizzo IP </text:span><text:span text:style-name="T33">e dall’ora in cui si è connesso</text:span><text:span text:style-name="T29">.</text:span></text:p>
      <text:p text:style-name="P39">Non è possibile che due o più contatti con lo stesso indirizzo Email possano connettersi.</text:p>
      <text:p text:style-name="P35"/>
      <text:p text:style-name="P41">Messaggi</text:p>
      <text:p text:style-name="P35">--</text:p>
      <text:p text:style-name="P24"><text:span text:style-name="T34">m</text:span><text:span text:style-name="T27">essaggi (</text:span><text:span text:style-name="T25">id</text:span><text:span text:style-name="T28">, </text:span><text:span text:style-name="T34">mittente</text:span><text:span text:style-name="T28">, </text:span><text:span text:style-name="T34">destinatario</text:span><text:span text:style-name="T28">, </text:span><text:span text:style-name="T34">testo</text:span><text:span text:style-name="T28">, </text:span><text:span text:style-name="T34">data</text:span><text:span text:style-name="T28">)</text:span></text:p>
      <text:p text:style-name="P25"><text:span text:style-name="T25">id</text:span><text:span text:style-name="T34">: INT(45), </text:span><text:span text:style-name="T36">PRIMARY KEY,</text:span></text:p>
      <text:p text:style-name="P39">mittente: VARCHAR(45),</text:p>
      <text:p text:style-name="P39">destinatario: VARCHAR(45),</text:p>
      <text:p text:style-name="P39">testo: MEDIUMTEXT,</text:p>
      <text:p text:style-name="P39">data: TIMESTAMP</text:p>
      <text:p text:style-name="P39">--</text:p>
      <text:p text:style-name="P36">La tabella Messaggi contiene i messaggi scambiati tra i vari Contatti.</text:p>
      <text:p text:style-name="P39">Ogni messaggio è composto da un id numerico (ho preferito utilizzare una colonna chiave dedicata perché altrimenti si dovrebbe coinvolgere tutte le colonne della tabella per ottenere una chiave univoca), l’indirizzo email del mittente, l’indirizzo email del destinatario, il testo del messaggio e la data e l’ora in cui è stato spedito.</text:p>
      <text:p text:style-name="P36"/>
      <text:p text:style-name="P41">Storico</text:p>
      <text:p text:style-name="P37"><text:soft-page-break/>--</text:p>
      <text:p text:style-name="P27"><text:span text:style-name="T35">storico</text:span><text:span text:style-name="T27"> (</text:span><text:span text:style-name="T26">email</text:span><text:span text:style-name="T27">, </text:span><text:span text:style-name="T35">durata</text:span><text:span text:style-name="T27">)</text:span></text:p>
      <text:p text:style-name="P28"><text:span text:style-name="T26">email</text:span><text:span text:style-name="T35">: </text:span><text:span text:style-name="T36">VARCHAR(45), PRIMARY KEY</text:span><text:span text:style-name="T35">,</text:span></text:p>
      <text:p text:style-name="P29"><text:span text:style-name="T35">d</text:span><text:span text:style-name="T27">urata: </text:span><text:span text:style-name="T37">DOUBLE</text:span></text:p>
      <text:p text:style-name="P37">--</text:p>
      <text:p text:style-name="P35">La tabella Storico contiene, per ciascun Client, l'email e il numero di ore spese connesso.</text:p>
      <text:p text:style-name="P38">Viene utilizzata dai vari Clients per generare il diagramma a Torta.</text:p>
      <text:p text:style-name="P40">Ogni volta che un Client si disconnette, viene utilizzata la colonna data della tabella contatti per calcolare il numero di ore che il Client è rimasto connesso.</text:p>
      <text:p text:style-name="P33"/>
      <text:p text:style-name="P32"/>
      <text:p text:style-name="P9">File di Log <text:span text:style-name="T43">remoto</text:span></text:p>
      <text:p text:style-name="P22">Il Sistema <text:span text:style-name="T48">invia un </text:span>log per i seguenti eventi:</text:p>
      <text:list xml:id="list110721032056758" text:continue-list="list8191046146656338530" text:style-name="L4">
        <text:list-item text:start-value="1">
          <text:p text:style-name="P69">Quando l’utente preme il pulsante “Connetti” per avviare il Client;</text:p>
        </text:list-item>
        <text:list-item>
          <text:p text:style-name="P69">Quando l’utente preme il pulsante “<text:span text:style-name="T45">Disconnetti</text:span>” per <text:span text:style-name="T46">fermare</text:span> il Client;</text:p>
        </text:list-item>
        <text:list-item>
          <text:p text:style-name="P52">Quando <text:span text:style-name="T42">l’</text:span>utente accede al menu “Strumenti”;</text:p>
        </text:list-item>
        <text:list-item>
          <text:p text:style-name="P52">Quando <text:span text:style-name="T42">l’</text:span>utente accede al sotto-menu “Statistiche” (Strumenti → Statistiche) <text:span text:style-name="T42">aprendo il frame Statistiche</text:span>;</text:p>
        </text:list-item>
        <text:list-item>
          <text:p text:style-name="P69">Quando l’utente apre una nuova finestra di conversazione <text:span text:style-name="T43">con doppio click sulla tabella “Contatti” del Client</text:span>;</text:p>
        </text:list-item>
        <text:list-item>
          <text:p text:style-name="P69">Quando un Client invia un messaggio <text:span text:style-name="T47">premendo sul pulsante “Invia” del Frame convers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9:13:35.096459290</meta:creation-date>
    <dc:date>2016-05-09T11:07:19.262829215</dc:date>
    <meta:editing-duration>PT9H46M26S</meta:editing-duration>
    <meta:editing-cycles>75</meta:editing-cycles>
    <meta:generator>LibreOffice/4.3.3.2$Linux_X86_64 LibreOffice_project/430m0$Build-2</meta:generator>
    <meta:document-statistic meta:table-count="0" meta:image-count="1" meta:object-count="0" meta:page-count="7" meta:paragraph-count="96" meta:word-count="992" meta:character-count="6133" meta:non-whitespace-character-count="5273"/>
  </office:meta>
</office:document-meta>
</file>